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7.523cm"/>
    </style:style>
    <style:style style:name="gr2" style:family="graphic" style:parent-style-name="standard">
      <style:graphic-properties draw:opacity="0%" draw:textarea-vertical-align="middle" draw:shadow-offset-x="0.203cm" draw:shadow-offset-y="0.203cm" draw:shadow-opacity="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461cm"/>
    </style:style>
    <style:style style:name="gr5" style:family="graphic" style:parent-style-name="standard">
      <style:graphic-properties draw:opacity="0%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fo:min-height="0.427cm"/>
    </style:style>
    <style:style style:name="gr7" style:family="graphic" style:parent-style-name="standard">
      <style:graphic-properties draw:stroke="none" svg:stroke-color="#000000" draw:fill="none" draw:fill-color="#ffffff" fo:min-height="8.048cm"/>
    </style:style>
    <style:style style:name="gr8" style:family="graphic" style:parent-style-name="standard">
      <style:graphic-properties draw:stroke="none" svg:stroke-color="#000000" draw:fill="none" draw:fill-color="#ffffff" fo:min-height="3.62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584cm"/>
    </style:style>
    <style:style style:name="gr11" style:family="graphic" style:parent-style-name="standard">
      <style:graphic-properties draw:stroke="none" svg:stroke-color="#000000" draw:fill="none" draw:fill-color="#ffffff" fo:min-height="2.276cm"/>
    </style:style>
    <style:style style:name="gr12" style:family="graphic" style:parent-style-name="standard">
      <style:graphic-properties draw:stroke="none" svg:stroke-color="#000000" draw:fill="none" draw:fill-color="#ffffff" fo:min-height="2.49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8pt" fo:text-shadow="none" style:text-underline-style="none" fo:font-weight="normal" style:letter-kerning="true" style:font-family-asian="Consolas" style:font-family-generic-asian="swiss" style:font-pitch-asian="fixed" style:font-size-asian="8pt" style:font-weight-asian="normal" style:font-family-complex="Consolas" style:font-family-generic-complex="swiss" style:font-pitch-complex="fixed" style:font-size-complex="8pt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c0" style:text-outline="false" style:text-line-through-style="none" fo:font-family="Consolas" style:font-family-generic="swiss" style:font-pitch="fixed" fo:font-size="8pt" fo:font-style="italic" fo:text-shadow="none" style:text-underline-style="none" fo:font-weight="normal" style:letter-kerning="true" style:font-family-asian="Consolas" style:font-family-generic-asian="swiss" style:font-pitch-asian="fixed" style:font-size-asian="8pt" style:font-style-asian="italic" style:font-weight-asian="normal" style:font-family-complex="Consolas" style:font-family-generic-complex="swiss" style:font-pitch-complex="fixed" style:font-size-complex="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625cm" svg:height="7.773cm" svg:x="2.095cm" svg:y="1.742cm">
          <draw:text-box>
            <text:p><text:span text:style-name="T1">@Entity</text:span></text:p>
            <text:p><text:span text:style-name="T1">@Table(name=”ITEM”)</text:span></text:p>
            <text:p><text:span text:style-name="T1">Item</text:span></text:p>
            <text:p><text:span text:style-name="T1">@Id @GenerateValue</text:span></text:p>
            <text:p><text:span text:style-name="T1">@Column(name=ITEM_ID) PK</text:span></text:p>
            <text:p><text:span text:style-name="T1">Private Integer id</text:span></text:p>
            <text:p><text:span text:style-name="T1"/></text:p>
            <text:p><text:span text:style-name="T1">@Column(name=ITEM_NAME)</text:span></text:p>
            <text:p><text:span text:style-name="T1">Private String name</text:span></text:p>
            <text:p><text:span text:style-name="T1"/></text:p>
            <text:p><text:span text:style-name="T1">@Column(name=ITEM_PRICE)</text:span></text:p>
            <text:p><text:span text:style-name="T1">Private Integer price</text:span></text:p>
            <text:p><text:span text:style-name="T1"/></text:p>
            <text:p><text:span text:style-name="T1">@OneToMany(mappedBy=</text:span><text:span text:style-name="T2">item,</text:span></text:p>
            <text:p><text:span text:style-name="T3">cascade=CascadeType.</text:span><text:span text:style-name="T4">ALL</text:span><text:span text:style-name="T1">)</text:span></text:p>
            <text:p><text:span text:style-name="T1">Private Collection&lt;Bid&gt; bids</text:span></text:p>
            <text:p><text:span text:style-name="T1"/></text:p>
            <text:p><text:span text:style-name="T1">@ManyToOne</text:span></text:p>
            <text:p><text:span text:style-name="T1">@JoinColumn(name=</text:span><text:span text:style-name="T2">SELLER_ID</text:span><text:span text:style-name="T1">) FK</text:span></text:p>
            <text:p><text:span text:style-name="T1">Private Seller seller;</text:span></text:p>
            <text:p><text:span text:style-name="T1"/></text:p>
          </draw:text-box>
        </draw:frame>
        <draw:rect draw:style-name="gr2" draw:text-style-name="P2" draw:layer="layout" svg:width="5.08cm" svg:height="6.538cm" svg:x="2.265cm" svg:y="1.76cm">
          <text:p/>
        </draw:rect>
        <draw:line draw:style-name="gr3" draw:text-style-name="P2" draw:layer="layout" svg:x1="7.369cm" svg:y1="2.849cm" svg:x2="2.289cm" svg:y2="2.849cm">
          <text:p/>
        </draw:line>
        <draw:frame draw:style-name="gr4" draw:text-style-name="P3" draw:layer="layout" svg:width="5.736cm" svg:height="5.711cm" svg:x="11.134cm" svg:y="1.884cm">
          <draw:text-box>
            <text:p><text:span text:style-name="T1">@Entity</text:span></text:p>
            <text:p><text:span text:style-name="T1">@Table(name=”BID”)</text:span></text:p>
            <text:p><text:span text:style-name="T1">Bid</text:span></text:p>
            <text:p><text:span text:style-name="T1">@Id @GenerateValue</text:span></text:p>
            <text:p><text:span text:style-name="T1">@Column(name=BID_ID) PK</text:span></text:p>
            <text:p><text:span text:style-name="T1">Private Integer id</text:span></text:p>
            <text:p><text:span text:style-name="T1"/></text:p>
            <text:p><text:span text:style-name="T1">@Column(name=BID_PRICE)</text:span></text:p>
            <text:p><text:span text:style-name="T1">Private Integer price</text:span></text:p>
            <text:p><text:span text:style-name="T1"/></text:p>
            <text:p><text:span text:style-name="T1">@ManyToOne</text:span></text:p>
            <text:p><text:span text:style-name="T1">@JoinColumn(name=</text:span><text:span text:style-name="T2">ITEM_ID</text:span><text:span text:style-name="T1">) FK</text:span></text:p>
            <text:p><text:span text:style-name="T1">Private Item </text:span><text:span text:style-name="T2">item</text:span></text:p>
            <text:p><text:span text:style-name="T1"/></text:p>
            <text:p><text:span text:style-name="T1">@ManyToOne</text:span></text:p>
            <text:p><text:span text:style-name="T1">@JoinColumn(name=</text:span><text:span text:style-name="T2">BIDDER_ID</text:span><text:span text:style-name="T1">) FK</text:span></text:p>
            <text:p><text:span text:style-name="T1">Private Bidder bidder;</text:span></text:p>
          </draw:text-box>
        </draw:frame>
        <draw:rect draw:style-name="gr5" draw:text-style-name="P2" draw:layer="layout" svg:width="5.228cm" svg:height="5.657cm" svg:x="11.219cm" svg:y="1.905cm">
          <text:p/>
        </draw:rect>
        <draw:line draw:style-name="gr3" draw:text-style-name="P2" draw:layer="layout" svg:x1="11.219cm" svg:y1="2.921cm" svg:x2="16.489cm" svg:y2="2.921cm">
          <text:p/>
        </draw:line>
        <draw:line draw:style-name="gr3" draw:text-style-name="P2" draw:layer="layout" svg:x1="11.18cm" svg:y1="5.959cm" svg:x2="7.324cm" svg:y2="6.393cm">
          <text:p/>
        </draw:line>
        <draw:frame draw:style-name="gr6" draw:text-style-name="P3" draw:layer="layout" svg:width="0.762cm" svg:height="0.677cm" svg:x="10.667cm" svg:y="5.373cm">
          <draw:text-box>
            <text:p><text:span text:style-name="T1">m</text:span></text:p>
          </draw:text-box>
        </draw:frame>
        <draw:frame draw:style-name="gr6" draw:text-style-name="P3" draw:layer="layout" svg:width="0.762cm" svg:height="0.677cm" svg:x="7.281cm" svg:y="5.759cm">
          <draw:text-box>
            <text:p><text:span text:style-name="T1">1</text:span></text:p>
          </draw:text-box>
        </draw:frame>
        <draw:frame draw:style-name="gr7" draw:text-style-name="P3" draw:layer="layout" svg:width="10.922cm" svg:height="8.298cm" svg:x="1.671cm" svg:y="9.144cm">
          <draw:text-box>
            <text:p><text:span text:style-name="T1">@Entity</text:span></text:p>
            <text:p><text:span text:style-name="T1">@Table(name=USER)</text:span></text:p>
            <text:p><text:span text:style-name="T1">@Inheritance(strategy=InheritanceType.SINGLE_TABLE)</text:span></text:p>
            <text:p><text:span text:style-name="T1">@DiscrimnatorColumn(name=USER_TYPE,</text:span></text:p>
            <text:p><text:span text:style-name="T1"><text:s text:c="37"/></text:span><text:span text:style-name="T1">discriminatorType=DiscriminatorType.STRING)</text:span></text:p>
            <text:p><text:span text:style-name="T1">Abstract User</text:span></text:p>
            <text:p><text:span text:style-name="T1">@Id @GenerateValue</text:span></text:p>
            <text:p><text:span text:style-name="T1">@Column(name=USER_ID) PK</text:span></text:p>
            <text:p><text:span text:style-name="T1"/></text:p>
            <text:p><text:span text:style-name="T2">@Embedded</text:span></text:p>
            <text:p><text:span text:style-name="T1">@AttributeOverrides(</text:span></text:p>
            <text:p><text:span text:style-name="T1">@AttributeOverride(name=street,</text:span><text:span text:style-name="T1"><text:a xlink:href="mailto:column%3D@Column">column=@Column</text:a></text:span><text:span text:style-name="T1">(name=HOME_STREET),</text:span></text:p>
            <text:p><text:span text:style-name="T1">@AttributeOverride(name=zipcode,</text:span><text:span text:style-name="T1"><text:a xlink:href="mailto:column%3D@Column">column=@Column</text:a></text:span><text:span text:style-name="T1">(name=HOME_ZIPCODE),</text:span></text:p>
            <text:p><text:span text:style-name="T1">@AttributeOverride(name=city,</text:span><text:span text:style-name="T1"><text:a xlink:href="mailto:column%3D@Column">column=@Column</text:a></text:span><text:span text:style-name="T1">(name=HOME_CITY))</text:span></text:p>
            <text:p><text:span text:style-name="T1">Private Address homeAddress;</text:span></text:p>
            <text:p><text:span text:style-name="T1"/></text:p>
            <text:p><text:span text:style-name="T2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rect draw:style-name="gr5" draw:text-style-name="P2" xml:id="id6" draw:id="id6" draw:layer="layout" svg:width="10.541cm" svg:height="5.191cm" svg:x="1.735cm" svg:y="9.186cm">
          <text:p/>
        </draw:rect>
        <draw:line draw:style-name="gr3" draw:text-style-name="P2" draw:layer="layout" svg:x1="1.693cm" svg:y1="11.151cm" svg:x2="12.213cm" svg:y2="11.151cm">
          <text:p/>
        </draw:line>
        <draw:line draw:style-name="gr3" draw:text-style-name="P2" draw:layer="layout" svg:x1="4.85cm" svg:y1="8.323cm" svg:x2="4.873cm" svg:y2="9.186cm">
          <text:p/>
        </draw:line>
        <draw:frame draw:style-name="gr6" draw:text-style-name="P3" draw:layer="layout" svg:width="0.762cm" svg:height="0.677cm" svg:x="4.842cm" svg:y="8.721cm">
          <draw:text-box>
            <text:p><text:span text:style-name="T1">1</text:span></text:p>
          </draw:text-box>
        </draw:frame>
        <draw:frame draw:style-name="gr6" draw:text-style-name="P3" draw:layer="layout" svg:width="0.762cm" svg:height="0.677cm" svg:x="4.825cm" svg:y="8.239cm">
          <draw:text-box>
            <text:p><text:span text:style-name="T1">m</text:span></text:p>
          </draw:text-box>
        </draw:frame>
        <draw:line draw:style-name="gr3" draw:text-style-name="P2" draw:layer="layout" svg:x1="11.18cm" svg:y1="7.254cm" svg:x2="8.766cm" svg:y2="9.186cm">
          <text:p/>
        </draw:line>
        <draw:frame draw:style-name="gr6" draw:text-style-name="P3" draw:layer="layout" svg:width="0.762cm" svg:height="0.677cm" svg:x="10.625cm" svg:y="6.671cm">
          <draw:text-box>
            <text:p><text:span text:style-name="T1">m</text:span></text:p>
          </draw:text-box>
        </draw:frame>
        <draw:frame draw:style-name="gr6" draw:text-style-name="P3" draw:layer="layout" svg:width="0.762cm" svg:height="0.677cm" svg:x="8.209cm" svg:y="8.704cm">
          <draw:text-box>
            <text:p><text:span text:style-name="T1">1</text:span></text:p>
          </draw:text-box>
        </draw:frame>
        <draw:frame draw:style-name="gr8" draw:text-style-name="P3" draw:layer="layout" svg:width="6.921cm" svg:height="4.397cm" svg:x="13.337cm" svg:y="9.168cm">
          <draw:text-box>
            <text:p><text:span text:style-name="T2">@Embeddable</text:span></text:p>
            <text:p><text:span text:style-name="T1">Address</text:span></text:p>
            <text:p><text:span text:style-name="T1"/></text:p>
            <text:p><text:span text:style-name="T1">@Column(name=ADDR_STREET,nullable=false)</text:span></text:p>
            <text:p><text:span text:style-name="T1">Private String street</text:span></text:p>
            <text:p><text:span text:style-name="T1"/></text:p>
            <text:p><text:span text:style-name="T1">@Column(name=ADDR_ZIPCODE,nullable=false)</text:span></text:p>
            <text:p><text:span text:style-name="T1">Private String zipcode</text:span></text:p>
            <text:p><text:span text:style-name="T1"/></text:p>
            <text:p><text:span text:style-name="T1">@Column(name=ADDR_CITY,nullable=false)</text:span></text:p>
            <text:p><text:span text:style-name="T1">Private String city</text:span></text:p>
            <text:p><text:span text:style-name="T1"/></text:p>
            <text:p><text:span text:style-name="T1"/></text:p>
          </draw:text-box>
        </draw:frame>
        <draw:rect draw:style-name="gr5" draw:text-style-name="P2" xml:id="id2" draw:id="id2" draw:layer="layout" svg:width="6.921cm" svg:height="3.937cm" svg:x="13.374cm" svg:y="9.169cm">
          <text:p/>
        </draw:rect>
        <draw:line draw:style-name="gr3" draw:text-style-name="P2" draw:layer="layout" svg:x1="13.276cm" svg:y1="9.953cm" svg:x2="20.283cm" svg:y2="9.953cm">
          <text:p/>
        </draw:line>
        <draw:custom-shape draw:style-name="gr9" draw:text-style-name="P2" xml:id="id1" draw:id="id1" draw:layer="layout" svg:width="0.295cm" svg:height="0.317cm" svg:x="16.69cm" svg:y="15.1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3" draw:id="id3" draw:layer="layout" svg:width="0.295cm" svg:height="0.317cm" svg:x="12.257cm" svg:y="10.9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4" draw:layer="layout" svg:width="4.14cm" svg:height="1.834cm" svg:x="1.751cm" svg:y="18.433cm">
          <draw:text-box>
            <text:p><text:span text:style-name="T2">Note: only @OneToOne and @OneToMany has mappedBy attribute</text:span></text:p>
          </draw:text-box>
        </draw:frame>
        <draw:rect draw:style-name="gr5" draw:text-style-name="P5" draw:layer="layout" svg:width="3.905cm" svg:height="1.287cm" svg:x="1.826cm" svg:y="18.382cm">
          <text:p/>
        </draw:rect>
        <draw:frame draw:style-name="gr11" draw:text-style-name="P3" draw:layer="layout" svg:width="8.555cm" svg:height="2.526cm" svg:x="1.338cm" svg:y="15.409cm">
          <draw:text-box>
            <text:p><text:span text:style-name="T1">@Entity</text:span></text:p>
            <text:p><text:span text:style-name="T1">@DiscriminatorValue(“SELLER”)</text:span></text:p>
            <text:p><text:span text:style-name="T1">Seller extends User</text:span></text:p>
            <text:p><text:span text:style-name="T1"/></text:p>
            <text:p><text:span text:style-name="T5">@OneToMany(mappedBy=</text:span><text:span text:style-name="T2">seller,</text:span><text:span text:style-name="T3">cascade=CascadeType.</text:span><text:span text:style-name="T4">ALL</text:span><text:span text:style-name="T5">)</text:span></text:p>
            <text:p><text:span text:style-name="T1">Private Collection&lt;Item&gt; items;</text:span></text:p>
          </draw:text-box>
        </draw:frame>
        <draw:rect draw:style-name="gr5" draw:text-style-name="P6" xml:id="id4" draw:id="id4" draw:layer="layout" svg:width="8.043cm" svg:height="2.151cm" svg:x="1.493cm" svg:y="15.495cm">
          <text:p/>
        </draw:rect>
        <draw:line draw:style-name="gr3" draw:text-style-name="P6" draw:layer="layout" svg:x1="1.516cm" svg:y1="16.591cm" svg:x2="9.514cm" svg:y2="16.599cm">
          <text:p/>
        </draw:line>
        <draw:frame draw:style-name="gr12" draw:layer="layout" svg:width="10.643cm" svg:height="4.413cm" svg:x="9.594cm" svg:y="15.504cm">
          <draw:text-box>
            <text:p><text:span text:style-name="T1">@Entity</text:span></text:p>
            <text:p><text:span text:style-name="T1">@DiscriminatorValue(“BIDDER”)</text:span></text:p>
            <text:p><text:span text:style-name="T1">Bidder extends User</text:span></text:p>
            <text:p><text:span text:style-name="T1"/></text:p>
            <text:p><text:span text:style-name="T2">@Embedded</text:span></text:p>
            <text:p><text:span text:style-name="T1">@AttributeOverrides(</text:span></text:p>
            <text:p><text:span text:style-name="T1">@AttributeOverride(name=street,</text:span><text:span text:style-name="T1"><text:a xlink:href="mailto:column%3D@Column">column=@Column</text:a></text:span><text:span text:style-name="T1">(name=SHIP_STREET),</text:span></text:p>
            <text:p><text:span text:style-name="T1">@AttributeOverride(name=zipcode,</text:span><text:span text:style-name="T1"><text:a xlink:href="mailto:column%3D@Column">column=@Column</text:a></text:span><text:span text:style-name="T1">(name=SHIP_ZIPCODE),</text:span></text:p>
            <text:p><text:span text:style-name="T1">@AttributeOverride(name=city,</text:span><text:span text:style-name="T1"><text:a xlink:href="mailto:column%3D@Column">column=@Column</text:a></text:span><text:span text:style-name="T1">(name=SHIP_CITY))</text:span></text:p>
            <text:p><text:span text:style-name="T1">Private Address shippingAddress;</text:span></text:p>
            <text:p><text:span text:style-name="T1"/></text:p>
            <text:p><text:span text:style-name="T5">@OneToMany(mappedBy=</text:span><text:span text:style-name="T2">bidder, </text:span><text:span text:style-name="T3">cascade=CascadeType.</text:span><text:span text:style-name="T4">ALL</text:span><text:span text:style-name="T5">)</text:span></text:p>
            <text:p><text:span text:style-name="T1">Private Collection&lt;Bid&gt; bids;</text:span></text:p>
          </draw:text-box>
        </draw:frame>
        <draw:rect draw:style-name="gr5" draw:text-style-name="P6" xml:id="id5" draw:id="id5" draw:layer="layout" svg:width="10.404cm" svg:height="4.453cm" svg:x="9.714cm" svg:y="15.478cm">
          <text:p/>
        </draw:rect>
        <draw:line draw:style-name="gr3" draw:text-style-name="P6" draw:layer="layout" svg:x1="9.759cm" svg:y1="16.574cm" svg:x2="20.163cm" svg:y2="16.574cm">
          <text:p/>
        </draw:line>
        <draw:connector draw:style-name="gr13" draw:text-style-name="P6" draw:layer="layout" draw:type="line" svg:x1="16.838cm" svg:y1="15.106cm" svg:x2="16.834cm" svg:y2="13.106cm" draw:start-shape="id1" draw:start-glue-point="4" draw:end-shape="id2" svg:d="m16838 15106-4-2000">
          <text:p/>
        </draw:connector>
        <draw:connector draw:style-name="gr13" draw:text-style-name="P6" draw:layer="layout" draw:type="line" svg:x1="12.552cm" svg:y1="11.145cm" svg:x2="13.374cm" svg:y2="11.137cm" draw:start-shape="id3" draw:start-glue-point="7" draw:end-shape="id2" svg:d="m12552 11145 822-8">
          <text:p/>
        </draw:connector>
        <draw:connector draw:style-name="gr14" draw:text-style-name="P6" draw:layer="layout" draw:line-skew="0.129cm" svg:x1="5.514cm" svg:y1="15.495cm" svg:x2="14.916cm" svg:y2="15.478cm" draw:start-shape="id4" draw:start-glue-point="0" draw:end-shape="id5" draw:end-glue-point="0" svg:d="m5514 15495v-389h9402v372">
          <text:p/>
        </draw:connector>
        <draw:connector draw:style-name="gr13" draw:text-style-name="P6" draw:layer="layout" draw:type="line" svg:x1="6.989cm" svg:y1="15.116cm" svg:x2="7.005cm" svg:y2="14.377cm" draw:end-shape="id6" svg:d="m6989 15116 16-739">
          <text:p/>
        </draw:connector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1T22:46:24.63</meta:creation-date>
    <dc:date>2012-06-02T19:31:40.74</dc:date>
    <meta:editing-duration>PT2H6M42S</meta:editing-duration>
    <meta:editing-cycles>38</meta:editing-cycles>
    <meta:generator>OpenOffice.org/3.4$Win32 OpenOffice.org_project/340m1$Build-9590</meta:generator>
    <meta:document-statistic meta:object-count="53"/>
  </office:meta>
</office:document-meta>
</file>